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c9211e" loext:opacity="100%"/>
    </style:style>
    <style:style style:name="P3" style:family="paragraph" style:parent-style-name="Standard">
      <style:text-properties fo:color="#c9211e" loext:opacity="100%" fo:font-weight="normal" style:font-weight-asian="normal" style:font-weight-complex="normal"/>
    </style:style>
    <style:style style:name="P4" style:family="paragraph" style:parent-style-name="Standard">
      <style:text-properties style:use-window-font-color="true" loext:opacity="0%" officeooo:rsid="000c9a38" officeooo:paragraph-rsid="000c9a38"/>
    </style:style>
    <style:style style:name="P5" style:family="paragraph" style:parent-style-name="Standard">
      <style:text-properties style:use-window-font-color="true" loext:opacity="0%" fo:font-weight="bold" officeooo:rsid="000c9a38" officeooo:paragraph-rsid="000c9a38" style:font-weight-asian="bold" style:font-weight-complex="bold"/>
    </style:style>
    <style:style style:name="P6" style:family="paragraph" style:parent-style-name="Standard">
      <style:text-properties style:use-window-font-color="true" loext:opacity="0%" officeooo:rsid="000c9a38" officeooo:paragraph-rsid="000c9a38"/>
    </style:style>
    <style:style style:name="P7" style:family="paragraph" style:parent-style-name="Standard">
      <style:text-properties style:use-window-font-color="true" loext:opacity="0%" fo:font-weight="bold" officeooo:rsid="000c9a38" officeooo:paragraph-rsid="000c9a38" style:font-weight-asian="bold" style:font-weight-complex="bold"/>
    </style:style>
    <style:style style:name="T1" style:family="text">
      <style:text-properties fo:color="#ff0000" loext:opacity="100%"/>
    </style:style>
    <style:style style:name="T2" style:family="text">
      <style:text-properties officeooo:rsid="0013f5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are the similarities and differences among GIIN, GIIRS, SASB, and GRI?</text:p>
      <text:p text:style-name="Standard"/>
      <text:p text:style-name="Standard">GIIN, GIIRS, SASB, and GRI are all important frameworks used in the field of sustainable investing and corporate social responsibility reporting. Here are some similarities and differences among them:</text:p>
      <text:p text:style-name="Standard"/>
      <text:p text:style-name="Standard">Global Impact Investing Network (GIIN): GIIN is a nonprofit organization that seeks to increase the effectiveness of impact investing, which is the practice of investing in companies or organizations with the intention of generating a social or environmental impact, as well as a financial return. The GIIN focuses on creating industry standards and guidelines for impact investors.</text:p>
      <text:p text:style-name="Standard"/>
      <text:p text:style-name="Standard">Global Impact Investing Rating System (GIIRS): GIIRS is a ratings system developed by B Lab, a nonprofit organization that certifies companies as B Corporations. GIIRS assesses a company's social and environmental impact using a comprehensive rating system, which includes metrics such as worker treatment, environmental responsibility, and governance.</text:p>
      <text:p text:style-name="Standard"/>
      <text:p text:style-name="Standard">Sustainability Accounting Standards Board (SASB): SASB is an independent nonprofit organization that develops and maintains sustainability accounting standards for publicly traded companies in the United States. These standards cover a range of environmental, social, and governance (ESG) issues that are relevant to different industries.</text:p>
      <text:p text:style-name="Standard"/>
      <text:p text:style-name="Standard">Global Reporting Initiative (GRI): GRI is an international independent organization that provides a framework for sustainability reporting. The framework includes a set of guidelines and standards for companies to report on their sustainability performance, including social and environmental impacts.</text:p>
      <text:p text:style-name="Standard"/>
      <text:p text:style-name="Standard">Some similarities among these frameworks include:</text:p>
      <text:p text:style-name="Standard"/>
      <text:p text:style-name="Standard">They all aim to promote sustainability reporting and increase transparency around ESG issues.</text:p>
      <text:p text:style-name="Standard">They provide guidance and standards for companies to report on their sustainability performance.</text:p>
      <text:p text:style-name="Standard">They have a global reach and are widely recognized in the field of sustainable investing and corporate social responsibility.</text:p>
      <text:p text:style-name="Standard"/>
      <text:p text:style-name="P3">Some differences among these frameworks include:</text:p>
      <text:p text:style-name="Standard"/>
      <text:p text:style-name="P2">GIIN and GIIRS are focused specifically on impact investing, while SASB and GRI are more broadly focused on sustainability reporting.</text:p>
      <text:p text:style-name="Standard"/>
      <text:p text:style-name="P2">GIIRS is a rating system, while SASB and GRI provide guidelines and standards for reporting.</text:p>
      <text:p text:style-name="P2"/>
      <text:p text:style-name="P2">SASB focuses on sustainability issues that are material to a particular industry, while GRI provides a more general framework for sustainability reporting.</text:p>
      <text:p text:style-name="P2"/>
      <text:p text:style-name="P4"/>
      <text:p text:style-name="P4"/>
      <text:p text:style-name="P4"/>
      <text:p text:style-name="P5">What is IO model in the context of value balancing alliance?</text:p>
      <text:p text:style-name="P4"/>
      <text:p text:style-name="P4">The IO (Input-Output) model is a key tool used by the Value Balancing Alliance (VBA) to assess and measure the value of a company's impact on society and the environment. The VBA is a global multi-stakeholder initiative that aims to develop a standardized approach for measuring and disclosing the value companies create for society and the environment.</text:p>
      <text:p text:style-name="P4"><text:soft-page-break/></text:p>
      <text:p text:style-name="P4">The IO model is a method of economic analysis that evaluates the interdependencies between different sectors of an economy. It looks at how different industries and sectors are linked through the supply chain, and how changes in one sector can impact other sectors. The IO model can be used to measure the value and impact of a company's operations and supply chain on the economy, environment, and society.</text:p>
      <text:p text:style-name="P4"/>
      <text:p text:style-name="P4">In the context of the VBA, the IO model is used to develop a standardized approach for measuring and disclosing the value created by companies across different sectors and industries. The model helps companies identify and measure the positive and negative externalities of their operations, and assess the potential impact of their business activities on different stakeholders.</text:p>
      <text:p text:style-name="P4"/>
      <text:p text:style-name="P4">By using the IO model to measure the value of their impact, companies can identify areas where they can improve their sustainability performance, reduce their negative impact on the environment and society, and create more value for all stakeholders. The VBA is working to develop a standardized framework for measuring and reporting the value created by companies, using the IO model as a key tool in this process.</text:p>
      <text:p text:style-name="P4"/>
      <text:p text:style-name="P4"/>
      <text:p text:style-name="P4"/>
      <text:p text:style-name="P5">Is IO model used by value balancing alliance also used in <text:s/>impact weighted accounts initiative?</text:p>
      <text:p text:style-name="P5"/>
      <text:p text:style-name="P4">The Impact Weighted Accounts Initiative (IWAI) is a research initiative that seeks to develop a standardized approach to measuring and reporting the social and environmental impact of companies. While the IWAI and the Value Balancing Alliance (VBA) share a similar objective of measuring and disclosing the value created by companies for society and the environment, they use different methods and tools to achieve this goal.</text:p>
      <text:p text:style-name="P4"/>
      <text:p text:style-name="P4">The IO (Input-Output) model is a key tool used by the VBA to assess and measure the value of a company's impact on society and the environment. The IO model looks at the interdependencies between different sectors of the economy to evaluate the impact of a company's operations and supply chain on various stakeholders.</text:p>
      <text:p text:style-name="P4"/>
      <text:p text:style-name="P4"><text:span text:style-name="T1">In contrast, the IWAI uses a different approach called "impact-weighted accounts," which assigns monetary values to a company's positive and negative impacts on various stakeholders.</text:span> The IWAI approach looks at the impact of a company's operations on various stakeholder groups, such as employees, customers, and local communities, and assigns a monetary value to these impacts based on their perceived importance.</text:p>
      <text:p text:style-name="P4"/>
      <text:p text:style-name="P4">While both the VBA and IWAI seek to measure and disclose the value created by companies for society and the environment, they use different methods and <text:span text:style-name="T2">s</text:span>tools to achieve this goal. While the IO model is a key tool used by the VBA, it is not used by the IWAI in its current approach to measuring and reporting the impact of companies.</text:p>
      <text:p text:style-name="P4"/>
      <text:p text:style-name="P4"/>
      <text:p text:style-name="P4"/>
      <text:p text:style-name="P5">Does GIIN use logic model or theory-of-change model to measure social impacts?</text:p>
      <text:p text:style-name="P4"/>
      <text:p text:style-name="P4">The Global Impact Investing Network (GIIN) is a nonprofit organization that seeks to increase the scale and effectiveness of impact investing, which involves investing in companies, organizations, and funds with the intention of generating social or environmental impact as well as financial <text:soft-page-break/>returns. The GIIN uses a range of tools and methods to measure the social impact of impact investments, and among these tools are the logic model and theory of change model.</text:p>
      <text:p text:style-name="P4"/>
      <text:p text:style-name="P4">Both the logic model and theory of change model are widely used in the field of impact measurement and evaluation to describe the causal pathways through which social impacts are expected to occur. The logic model is a visual representation of the program or investment's theory of change, while the theory of change model is a more detailed and comprehensive description of the causal pathways that lead to the desired outcomes.</text:p>
      <text:p text:style-name="P4"/>
      <text:p text:style-name="P4">The GIIN's approach to impact measurement typically involves a combination of these models, along with other tools such as performance metrics and indicators, to measure and track the social impact of investments. By using these models, the GIIN is able to better understand the expected outcomes of an investment, identify key performance indicators, and evaluate the effectiveness of the investment in generating social and environmental impact.</text:p>
      <text:p text:style-name="P4"/>
      <text:p text:style-name="P4">In summary, while the GIIN may use a range of tools and methods to measure social impact, including performance metrics and indicators, the logic model and theory of change model are both important tools in the organization's impact measurement and evaluation toolkit.</text:p>
      <text:p text:style-name="P4"/>
      <text:p text:style-name="P4"/>
      <text:p text:style-name="P4"/>
      <text:p text:style-name="P5">In sustainability reporting, are GRI and SASB standards complementary?</text:p>
      <text:p text:style-name="P4"/>
      <text:p text:style-name="P4">Yes, GRI (Global Reporting Initiative) and SASB (Sustainability Accounting Standards Board) standards are complementary in sustainability reporting. Both frameworks have a common goal of improving sustainability reporting and helping organizations communicate their sustainability performance to stakeholders effectively. However, they differ in their approach and focus.</text:p>
      <text:p text:style-name="P4"/>
      <text:p text:style-name="P4">GRI is a comprehensive sustainability reporting framework that covers a wide range of topics, including environmental, social, and governance (ESG) issues. GRI provides a set of reporting principles and guidelines that help organizations report on their sustainability performance in a consistent and standardized way. The GRI framework is designed to be flexible and can be used by organizations of all sizes, sectors, and locations.</text:p>
      <text:p text:style-name="P4"/>
      <text:p text:style-name="P4">On the other hand, SASB is a standard-setting organization that focuses on industry-specific sustainability reporting. SASB has developed a set of industry-specific standards that help organizations identify and report on the ESG issues that are most material to their business. The SASB standards are designed to be industry-specific, comparable, and relevant to investors.</text:p>
      <text:p text:style-name="P4"/>
      <text:p text:style-name="P4">While GRI and SASB differ in their approach and focus, they are complementary frameworks that can be used together to provide a more comprehensive and meaningful sustainability report. For example, an organization can use GRI to report on its overall sustainability performance and then use SASB to report on the specific ESG issues that are most material to its industry. This would provide a more detailed and targeted sustainability report that is relevant to both investors and other stakehold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13:35:25.247300315</meta:creation-date>
    <dc:date>2023-04-12T15:21:22.699161679</dc:date>
    <meta:editing-duration>PT1H18M14S</meta:editing-duration>
    <meta:editing-cycles>13</meta:editing-cycles>
    <meta:generator>LibreOffice/7.5.2.2$MacOSX_AARCH64 LibreOffice_project/53bb9681a964705cf672590721dbc85eb4d0c3a2</meta:generator>
    <meta:document-statistic meta:table-count="0" meta:image-count="0" meta:object-count="0" meta:page-count="3" meta:paragraph-count="34" meta:word-count="1374" meta:character-count="9075" meta:non-whitespace-character-count="7734"/>
  </office:meta>
</office:document-meta>
</file>